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900000084149C7138D8B53F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a14" officeooo:paragraph-rsid="00194a14"/>
    </style:style>
    <style:style style:name="P2" style:family="paragraph" style:parent-style-name="Standard">
      <style:text-properties officeooo:rsid="001b3945" officeooo:paragraph-rsid="001b3945"/>
    </style:style>
    <style:style style:name="P3" style:family="paragraph" style:parent-style-name="Standard">
      <style:text-properties officeooo:rsid="001d13cc" officeooo:paragraph-rsid="001d13cc"/>
    </style:style>
    <style:style style:name="P4" style:family="paragraph" style:parent-style-name="Standard">
      <style:text-properties officeooo:rsid="001e9ce2" officeooo:paragraph-rsid="001e9ce2"/>
    </style:style>
    <style:style style:name="P5" style:family="paragraph" style:parent-style-name="Standard">
      <style:text-properties officeooo:rsid="001f1868" officeooo:paragraph-rsid="001f1868"/>
    </style:style>
    <style:style style:name="P6" style:family="paragraph" style:parent-style-name="Standard">
      <style:text-properties officeooo:rsid="001fef9e" officeooo:paragraph-rsid="001fef9e"/>
    </style:style>
    <style:style style:name="T1" style:family="text">
      <style:text-properties officeooo:rsid="001d13cc"/>
    </style:style>
    <style:style style:name="T2" style:family="text">
      <style:text-properties officeooo:rsid="00218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ing to run my PsychoPy code on lab computer:</text:p>
      <text:p text:style-name="P1"/>
      <text:p text:style-name="P1">- Lenovo ThinkCentre M-900</text:p>
      <text:p text:style-name="P1">- Ubuntu 20.04</text:p>
      <text:p text:style-name="P1"/>
      <text:p text:style-name="P1"/>
      <text:p text:style-name="P1"/>
      <text:p text:style-name="P2">1. No serial port</text:p>
      <text:p text:style-name="P2"/>
      <text:p text:style-name="P2">Solution: commented out lines with serial ports, since we’re not using them</text:p>
      <text:p text:style-name="P2"/>
      <text:p text:style-name="P2"/>
      <text:p text:style-name="P2">2. <text:span text:style-name="T1">couldn’t show GUI</text:span></text:p>
      <text:p text:style-name="P2"><draw:frame draw:style-name="fr1" draw:name="Image1" text:anchor-type="char" svg:x="0.0417in" svg:y="0.1354in" svg:width="6.9252in" svg:height="0.7362in" draw:z-index="0"><draw:image xlink:href="Pictures/10000201000004D900000084149C7138D8B53F7B.png" xlink:type="simple" xlink:show="embed" xlink:actuate="onLoad" loext:mime-type="image/png"/></draw:frame></text:p>
      <text:p text:style-name="P3">Solution: reinstall libxcb (check link below)</text:p>
      <text:p text:style-name="P3"/>
      <text:p text:style-name="P3"><text:a xlink:type="simple" xlink:href="https://askubuntu.com/questions/308128/failed-to-load-platform-plugin-xcb-while-launching-qt5-app-on-linux-without" text:style-name="Internet_20_link" text:visited-style-name="Visited_20_Internet_20_Link">https://askubuntu.com/questions/308128/failed-to-load-platform-plugin-xcb-while-launching-qt5-app-on-linux-without</text:a></text:p>
      <text:p text:style-name="P3"/>
      <text:p text:style-name="P4">GUI showing successfully after this</text:p>
      <text:p text:style-name="P2"/>
      <text:p text:style-name="P2"/>
      <text:p text:style-name="P5">TODO:</text:p>
      <text:p text:style-name="P5"/>
      <text:p text:style-name="P5">1. upload new stimuli (generated with ba_M2.wav), remember that when you start to measure individual HRTFs, you’ll need to generate the spatialized syllables, then upload to the folder, then run the EEG.</text:p>
      <text:p text:style-name="P5"/>
      <text:p text:style-name="P6">2. version control with git, first commit version on my computer to master branch, create a new branch called limn, a new branch called pitts, commit new codes to those branches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5:30:24.150499811</meta:creation-date>
    <dc:date>2021-07-01T16:48:46.623982541</dc:date>
    <meta:editing-duration>PT1H18M22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1" meta:paragraph-count="12" meta:word-count="112" meta:character-count="778" meta:non-whitespace-character-count="678"/>
  </office:meta>
</office:document-meta>
</file>